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MT" svg:font-family="ArialMT" style:font-family-generic="swiss" svg:panose-1="0 0 0 0 0 0 0 0 0 0"/>
    <style:font-face style:name="Arial-BoldMT" svg:font-family="Arial-BoldMT" style:font-family-generic="swiss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  <style:text-properties style:font-name="ArialMT" style:font-name-complex="ArialMT" fo:color="#333333" fo:font-size="27pt" style:font-size-asian="27pt" style:font-size-complex="27pt"/>
    </style:style>
    <style:style style:name="P2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27pt" style:font-size-asian="27pt" style:font-size-complex="27pt"/>
    </style:style>
    <style:style style:name="P3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27pt" style:font-size-asian="27pt" style:font-size-complex="27pt"/>
    </style:style>
    <style:style style:name="P4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27pt" style:font-size-asian="27pt" style:font-size-complex="27pt"/>
    </style:style>
    <style:style style:name="P5" style:parent-style-name="Normal" style:family="paragraph">
      <style:paragraph-properties style:text-autospace="none" fo:margin-bottom="0in" fo:line-height="100%"/>
      <style:text-properties style:font-name="ArialMT" style:font-name-complex="ArialMT" fo:color="#F90704" fo:font-size="18pt" style:font-size-asian="18pt" style:font-size-complex="18pt"/>
    </style:style>
    <style:style style:name="P6" style:parent-style-name="Normal" style:family="paragraph">
      <style:paragraph-properties style:text-autospace="none" fo:margin-bottom="0in" fo:line-height="100%"/>
      <style:text-properties style:font-name="ArialMT" style:font-name-complex="ArialMT" fo:color="#F90704" fo:font-size="19.5pt" style:font-size-asian="19.5pt" style:font-size-complex="19.5pt"/>
    </style:style>
    <style:style style:name="P7" style:parent-style-name="Normal" style:family="paragraph">
      <style:paragraph-properties style:text-autospace="none" fo:margin-bottom="0in" fo:line-height="100%"/>
      <style:text-properties style:font-name="ArialMT" style:font-name-complex="ArialMT" fo:color="#F90704" fo:font-size="19.5pt" style:font-size-asian="19.5pt" style:font-size-complex="19.5pt"/>
    </style:style>
    <style:style style:name="P8" style:parent-style-name="Normal" style:family="paragraph">
      <style:paragraph-properties style:text-autospace="none" fo:margin-bottom="0in" fo:line-height="100%"/>
    </style:style>
    <style:style style:name="T9" style:parent-style-name="Policepardéfaut" style:family="text">
      <style:text-properties style:font-name="Arial-BoldMT" style:font-name-complex="Arial-BoldMT" fo:font-weight="bold" style:font-weight-asian="bold" style:font-weight-complex="bold" fo:color="#333333" fo:font-size="10.5pt" style:font-size-asian="10.5pt" style:font-size-complex="10.5pt"/>
    </style:style>
    <style:style style:name="T10" style:parent-style-name="Policepardéfaut" style:family="text">
      <style:text-properties style:font-name="ArialMT" style:font-name-complex="ArialMT" fo:color="#333333" fo:font-size="10.5pt" style:font-size-asian="10.5pt" style:font-size-complex="10.5pt"/>
    </style:style>
    <style:style style:name="P11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2" style:parent-style-name="Normal" style:family="paragraph">
      <style:paragraph-properties style:text-autospace="none" fo:margin-bottom="0in" fo:line-height="100%"/>
    </style:style>
    <style:style style:name="T13" style:parent-style-name="Policepardéfaut" style:family="text">
      <style:text-properties style:font-name="Arial-BoldMT" style:font-name-complex="Arial-BoldMT" fo:font-weight="bold" style:font-weight-asian="bold" style:font-weight-complex="bold" fo:color="#333333" fo:font-size="10.5pt" style:font-size-asian="10.5pt" style:font-size-complex="10.5pt"/>
    </style:style>
    <style:style style:name="T14" style:parent-style-name="Policepardéfaut" style:family="text">
      <style:text-properties style:font-name="ArialMT" style:font-name-complex="ArialMT" fo:color="#333333" fo:font-size="10.5pt" style:font-size-asian="10.5pt" style:font-size-complex="10.5pt"/>
    </style:style>
    <style:style style:name="P15" style:parent-style-name="Normal" style:family="paragraph">
      <style:paragraph-properties style:text-autospace="none" fo:margin-bottom="0in" fo:line-height="100%"/>
    </style:style>
    <style:style style:name="T16" style:parent-style-name="Policepardéfaut" style:family="text">
      <style:text-properties style:font-name="Arial-BoldMT" style:font-name-complex="Arial-BoldMT" fo:font-weight="bold" style:font-weight-asian="bold" style:font-weight-complex="bold" fo:color="#333333" fo:font-size="10.5pt" style:font-size-asian="10.5pt" style:font-size-complex="10.5pt"/>
    </style:style>
    <style:style style:name="T17" style:parent-style-name="Policepardéfaut" style:family="text">
      <style:text-properties style:font-name="ArialMT" style:font-name-complex="ArialMT" fo:color="#333333" fo:font-size="10.5pt" style:font-size-asian="10.5pt" style:font-size-complex="10.5pt"/>
    </style:style>
    <style:style style:name="P18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9" style:parent-style-name="Normal" style:family="paragraph">
      <style:paragraph-properties style:text-autospace="none" fo:margin-bottom="0in" fo:line-height="100%"/>
      <style:text-properties style:font-name="ArialMT" style:font-name-complex="ArialMT" fo:color="#F90704" fo:font-size="19.5pt" style:font-size-asian="19.5pt" style:font-size-complex="19.5pt"/>
    </style:style>
    <style:style style:name="P20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333333" fo:font-size="10.5pt" style:font-size-asian="10.5pt" style:font-size-complex="10.5pt"/>
    </style:style>
    <style:style style:name="P21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333333" fo:font-size="10.5pt" style:font-size-asian="10.5pt" style:font-size-complex="10.5pt"/>
    </style:style>
    <style:style style:name="P22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23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24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25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26" style:parent-style-name="Normal" style:family="paragraph">
      <style:paragraph-properties style:text-autospace="none" fo:margin-bottom="0in" fo:line-height="100%"/>
      <style:text-properties style:font-name="ArialMT" style:font-name-complex="ArialMT" fo:color="#F90704" fo:font-size="19.5pt" style:font-size-asian="19.5pt" style:font-size-complex="19.5pt"/>
    </style:style>
    <style:style style:name="P27" style:parent-style-name="Normal" style:family="paragraph">
      <style:paragraph-properties style:text-autospace="none" fo:margin-bottom="0in" fo:line-height="100%"/>
      <style:text-properties style:font-name="ArialMT" style:font-name-complex="ArialMT" fo:color="#F90704" fo:font-size="19.5pt" style:font-size-asian="19.5pt" style:font-size-complex="19.5pt"/>
    </style:style>
    <style:style style:name="P28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333333" fo:font-size="10.5pt" style:font-size-asian="10.5pt" style:font-size-complex="10.5pt"/>
    </style:style>
    <style:style style:name="P29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30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31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32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33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34" style:parent-style-name="Normal" style:family="paragraph">
      <style:paragraph-properties style:text-autospace="none" fo:margin-bottom="0in" fo:line-height="100%"/>
    </style:style>
    <style:style style:name="T35" style:parent-style-name="Policepardéfaut" style:family="text">
      <style:text-properties style:font-name="ArialMT" style:font-name-complex="ArialMT" fo:color="#333333" fo:font-size="19.5pt" style:font-size-asian="19.5pt" style:font-size-complex="19.5pt"/>
    </style:style>
    <style:style style:name="T36" style:parent-style-name="Policepardéfaut" style:family="text">
      <style:text-properties style:font-name="ArialMT" style:font-name-complex="ArialMT" fo:color="#F90704" fo:font-size="19.5pt" style:font-size-asian="19.5pt" style:font-size-complex="19.5pt"/>
    </style:style>
    <style:style style:name="P37" style:parent-style-name="Normal" style:family="paragraph">
      <style:paragraph-properties style:text-autospace="none" fo:margin-bottom="0in" fo:line-height="100%"/>
      <style:text-properties style:font-name="ArialMT" style:font-name-complex="ArialMT" fo:color="#F90704" fo:font-size="19.5pt" style:font-size-asian="19.5pt" style:font-size-complex="19.5pt"/>
    </style:style>
    <style:style style:name="P38" style:parent-style-name="Normal" style:family="paragraph">
      <style:paragraph-properties style:text-autospace="none" fo:margin-bottom="0in" fo:line-height="100%"/>
      <style:text-properties style:font-name="ArialMT" style:font-name-complex="ArialMT" fo:color="#F90704" fo:font-size="19.5pt" style:font-size-asian="19.5pt" style:font-size-complex="19.5pt"/>
    </style:style>
    <style:style style:name="P39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333333" fo:font-size="10.5pt" style:font-size-asian="10.5pt" style:font-size-complex="10.5pt"/>
    </style:style>
    <style:style style:name="P40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333333" fo:font-size="10.5pt" style:font-size-asian="10.5pt" style:font-size-complex="10.5pt"/>
    </style:style>
    <style:style style:name="P41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42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43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44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45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46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47" style:parent-style-name="Normal" style:family="paragraph">
      <style:paragraph-properties style:text-autospace="none" fo:margin-bottom="0in" fo:line-height="100%"/>
    </style:style>
    <style:style style:name="T48" style:parent-style-name="Policepardéfaut" style:family="text">
      <style:text-properties style:font-name="ArialMT" style:font-name-complex="ArialMT" fo:color="#333333" fo:font-size="19.5pt" style:font-size-asian="19.5pt" style:font-size-complex="19.5pt"/>
    </style:style>
    <style:style style:name="T49" style:parent-style-name="Policepardéfaut" style:family="text">
      <style:text-properties style:font-name="ArialMT" style:font-name-complex="ArialMT" fo:color="#F90704" fo:font-size="19.5pt" style:font-size-asian="19.5pt" style:font-size-complex="19.5pt"/>
    </style:style>
    <style:style style:name="P50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333333" fo:font-size="10.5pt" style:font-size-asian="10.5pt" style:font-size-complex="10.5pt"/>
    </style:style>
    <style:style style:name="P51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52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53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54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55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56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57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333333" fo:font-size="10.5pt" style:font-size-asian="10.5pt" style:font-size-complex="10.5pt"/>
    </style:style>
    <style:style style:name="P58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333333" fo:font-size="10.5pt" style:font-size-asian="10.5pt" style:font-size-complex="10.5pt"/>
    </style:style>
    <style:style style:name="P59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60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61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62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63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64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65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66" style:parent-style-name="Normal" style:family="paragraph">
      <style:paragraph-properties style:text-autospace="none" fo:margin-bottom="0in" fo:line-height="100%"/>
    </style:style>
    <style:style style:name="T67" style:parent-style-name="Policepardéfaut" style:family="text">
      <style:text-properties style:font-name="ArialMT" style:font-name-complex="ArialMT" fo:color="#333333" fo:font-size="19.5pt" style:font-size-asian="19.5pt" style:font-size-complex="19.5pt"/>
    </style:style>
    <style:style style:name="T68" style:parent-style-name="Policepardéfaut" style:family="text">
      <style:text-properties style:font-name="ArialMT" style:font-name-complex="ArialMT" fo:color="#F90704" fo:font-size="19.5pt" style:font-size-asian="19.5pt" style:font-size-complex="19.5pt"/>
    </style:style>
    <style:style style:name="P69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333333" fo:font-size="10.5pt" style:font-size-asian="10.5pt" style:font-size-complex="10.5pt"/>
    </style:style>
    <style:style style:name="P70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71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72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73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74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75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76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77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78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79" style:parent-style-name="Normal" style:family="paragraph">
      <style:paragraph-properties style:text-autospace="none" fo:margin-bottom="0in" fo:line-height="100%"/>
    </style:style>
    <style:style style:name="T80" style:parent-style-name="Policepardéfaut" style:family="text">
      <style:text-properties style:font-name="ArialMT" style:font-name-complex="ArialMT" fo:color="#333333" fo:font-size="19.5pt" style:font-size-asian="19.5pt" style:font-size-complex="19.5pt"/>
    </style:style>
    <style:style style:name="T81" style:parent-style-name="Policepardéfaut" style:family="text">
      <style:text-properties style:font-name="ArialMT" style:font-name-complex="ArialMT" fo:color="#F90704" fo:font-size="19.5pt" style:font-size-asian="19.5pt" style:font-size-complex="19.5pt"/>
    </style:style>
    <style:style style:name="P82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333333" fo:font-size="10.5pt" style:font-size-asian="10.5pt" style:font-size-complex="10.5pt"/>
    </style:style>
    <style:style style:name="P83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84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85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86" style:parent-style-name="Normal" style:family="paragraph">
      <style:paragraph-properties style:text-autospace="none" fo:margin-bottom="0in" fo:line-height="100%"/>
    </style:style>
    <style:style style:name="T87" style:parent-style-name="Policepardéfaut" style:family="text">
      <style:text-properties style:font-name="ArialMT" style:font-name-complex="ArialMT" fo:color="#333333" fo:font-size="19.5pt" style:font-size-asian="19.5pt" style:font-size-complex="19.5pt"/>
    </style:style>
    <style:style style:name="T88" style:parent-style-name="Policepardéfaut" style:family="text">
      <style:text-properties style:font-name="ArialMT" style:font-name-complex="ArialMT" fo:color="#F90704" fo:font-size="19.5pt" style:font-size-asian="19.5pt" style:font-size-complex="19.5pt"/>
    </style:style>
    <style:style style:name="P89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333333" fo:font-size="10.5pt" style:font-size-asian="10.5pt" style:font-size-complex="10.5pt"/>
    </style:style>
    <style:style style:name="P90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91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92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93" style:parent-style-name="Normal" style:family="paragraph">
      <style:paragraph-properties style:text-autospace="none" fo:margin-bottom="0in" fo:line-height="100%"/>
    </style:style>
    <style:style style:name="T94" style:parent-style-name="Policepardéfaut" style:family="text">
      <style:text-properties style:font-name="ArialMT" style:font-name-complex="ArialMT" fo:color="#333333" fo:font-size="19.5pt" style:font-size-asian="19.5pt" style:font-size-complex="19.5pt"/>
    </style:style>
    <style:style style:name="T95" style:parent-style-name="Policepardéfaut" style:family="text">
      <style:text-properties style:font-name="ArialMT" style:font-name-complex="ArialMT" fo:color="#F90704" fo:font-size="19.5pt" style:font-size-asian="19.5pt" style:font-size-complex="19.5pt"/>
    </style:style>
    <style:style style:name="P96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333333" fo:font-size="10.5pt" style:font-size-asian="10.5pt" style:font-size-complex="10.5pt"/>
    </style:style>
    <style:style style:name="P97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98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99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00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01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02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333333" fo:font-size="10.5pt" style:font-size-asian="10.5pt" style:font-size-complex="10.5pt"/>
    </style:style>
    <style:style style:name="P103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04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05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06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07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08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09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10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11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000000"/>
    </style:style>
    <style:style style:name="P112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000000"/>
    </style:style>
    <style:style style:name="P113" style:parent-style-name="Normal" style:family="paragraph">
      <style:paragraph-properties style:text-autospace="none" fo:margin-bottom="0in" fo:line-height="100%"/>
      <style:text-properties style:font-name="ArialMT" style:font-name-complex="ArialMT" fo:color="#000000"/>
    </style:style>
    <style:style style:name="P114" style:parent-style-name="Normal" style:family="paragraph">
      <style:paragraph-properties style:text-autospace="none" fo:margin-bottom="0in" fo:line-height="100%"/>
      <style:text-properties style:font-name="ArialMT" style:font-name-complex="ArialMT" fo:color="#000000"/>
    </style:style>
    <style:style style:name="P115" style:parent-style-name="Normal" style:family="paragraph">
      <style:paragraph-properties style:text-autospace="none" fo:margin-bottom="0in" fo:line-height="100%"/>
      <style:text-properties style:font-name="ArialMT" style:font-name-complex="ArialMT" fo:color="#000000"/>
    </style:style>
    <style:style style:name="P116" style:parent-style-name="Normal" style:family="paragraph">
      <style:paragraph-properties style:text-autospace="none" fo:margin-bottom="0in" fo:line-height="100%"/>
      <style:text-properties style:font-name="ArialMT" style:font-name-complex="ArialMT" fo:color="#000000"/>
    </style:style>
    <style:style style:name="P117" style:parent-style-name="Normal" style:family="paragraph">
      <style:paragraph-properties style:text-autospace="none" fo:margin-bottom="0in" fo:line-height="100%"/>
      <style:text-properties style:font-name="ArialMT" style:font-name-complex="ArialMT" fo:color="#000000"/>
    </style:style>
    <style:style style:name="P118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000000"/>
    </style:style>
    <style:style style:name="P119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000000"/>
    </style:style>
    <style:style style:name="P120" style:parent-style-name="Normal" style:family="paragraph">
      <style:paragraph-properties style:text-autospace="none" fo:margin-bottom="0in" fo:line-height="100%"/>
      <style:text-properties style:font-name="ArialMT" style:font-name-complex="ArialMT" fo:color="#000000"/>
    </style:style>
    <style:style style:name="P121" style:parent-style-name="Normal" style:family="paragraph">
      <style:paragraph-properties style:text-autospace="none" fo:margin-bottom="0in" fo:line-height="100%"/>
      <style:text-properties style:font-name="ArialMT" style:font-name-complex="ArialMT" fo:color="#000000"/>
    </style:style>
    <style:style style:name="P122" style:parent-style-name="Normal" style:family="paragraph">
      <style:paragraph-properties style:text-autospace="none" fo:margin-bottom="0in" fo:line-height="100%"/>
    </style:style>
    <style:style style:name="T123" style:parent-style-name="Policepardéfaut" style:family="text">
      <style:text-properties style:font-name="ArialMT" style:font-name-complex="ArialMT" fo:color="#333333" fo:font-size="19.5pt" style:font-size-asian="19.5pt" style:font-size-complex="19.5pt"/>
    </style:style>
    <style:style style:name="T124" style:parent-style-name="Policepardéfaut" style:family="text">
      <style:text-properties style:font-name="ArialMT" style:font-name-complex="ArialMT" fo:color="#F90704" fo:font-size="19.5pt" style:font-size-asian="19.5pt" style:font-size-complex="19.5pt"/>
    </style:style>
    <style:style style:name="P125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333333" fo:font-size="10.5pt" style:font-size-asian="10.5pt" style:font-size-complex="10.5pt"/>
    </style:style>
    <style:style style:name="P126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27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28" style:parent-style-name="Normal" style:family="paragraph">
      <style:paragraph-properties style:text-autospace="none" fo:margin-bottom="0in" fo:line-height="100%"/>
    </style:style>
    <style:style style:name="T129" style:parent-style-name="Policepardéfaut" style:family="text">
      <style:text-properties style:font-name="ArialMT" style:font-name-complex="ArialMT" fo:color="#333333" fo:font-size="19.5pt" style:font-size-asian="19.5pt" style:font-size-complex="19.5pt"/>
    </style:style>
    <style:style style:name="T130" style:parent-style-name="Policepardéfaut" style:family="text">
      <style:text-properties style:font-name="ArialMT" style:font-name-complex="ArialMT" fo:color="#F90704" fo:font-size="19.5pt" style:font-size-asian="19.5pt" style:font-size-complex="19.5pt"/>
    </style:style>
    <style:style style:name="P131" style:parent-style-name="Normal" style:family="paragraph">
      <style:paragraph-properties style:text-autospace="none" fo:margin-bottom="0in" fo:line-height="100%"/>
      <style:text-properties style:font-name="ArialMT" style:font-name-complex="ArialMT" fo:color="#F90704" fo:font-size="19.5pt" style:font-size-asian="19.5pt" style:font-size-complex="19.5pt"/>
    </style:style>
    <style:style style:name="P132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000000" fo:font-size="10.5pt" style:font-size-asian="10.5pt" style:font-size-complex="10.5pt"/>
    </style:style>
    <style:style style:name="P133" style:parent-style-name="Normal" style:family="paragraph">
      <style:paragraph-properties style:text-autospace="none" fo:margin-bottom="0in" fo:line-height="100%"/>
      <style:text-properties style:font-name="ArialMT" style:font-name-complex="ArialMT" fo:color="#000000" fo:font-size="10.5pt" style:font-size-asian="10.5pt" style:font-size-complex="10.5pt"/>
    </style:style>
    <style:style style:name="P134" style:parent-style-name="Normal" style:family="paragraph">
      <style:paragraph-properties style:text-autospace="none" fo:margin-bottom="0in" fo:line-height="100%"/>
      <style:text-properties style:font-name="ArialMT" style:font-name-complex="ArialMT" fo:color="#000000" fo:font-size="10.5pt" style:font-size-asian="10.5pt" style:font-size-complex="10.5pt"/>
    </style:style>
    <style:style style:name="P135" style:parent-style-name="Normal" style:family="paragraph">
      <style:paragraph-properties style:text-autospace="none" fo:margin-bottom="0in" fo:line-height="100%"/>
      <style:text-properties style:font-name="ArialMT" style:font-name-complex="ArialMT" fo:color="#000000" fo:font-size="10.5pt" style:font-size-asian="10.5pt" style:font-size-complex="10.5pt"/>
    </style:style>
    <style:style style:name="P136" style:parent-style-name="Normal" style:family="paragraph">
      <style:paragraph-properties style:text-autospace="none" fo:margin-bottom="0in" fo:line-height="100%"/>
      <style:text-properties style:font-name="ArialMT" style:font-name-complex="ArialMT" fo:color="#000000" fo:font-size="10.5pt" style:font-size-asian="10.5pt" style:font-size-complex="10.5pt"/>
    </style:style>
    <style:style style:name="P137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000000" fo:font-size="10.5pt" style:font-size-asian="10.5pt" style:font-size-complex="10.5pt"/>
    </style:style>
    <style:style style:name="P138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000000" fo:font-size="10.5pt" style:font-size-asian="10.5pt" style:font-size-complex="10.5pt"/>
    </style:style>
    <style:style style:name="P139" style:parent-style-name="Normal" style:family="paragraph">
      <style:paragraph-properties style:text-autospace="none" fo:margin-bottom="0in" fo:line-height="100%"/>
      <style:text-properties style:font-name="ArialMT" style:font-name-complex="ArialMT" fo:color="#000000" fo:font-size="10.5pt" style:font-size-asian="10.5pt" style:font-size-complex="10.5pt"/>
    </style:style>
    <style:style style:name="P140" style:parent-style-name="Normal" style:family="paragraph">
      <style:paragraph-properties style:text-autospace="none" fo:margin-bottom="0in" fo:line-height="100%"/>
      <style:text-properties style:font-name="ArialMT" style:font-name-complex="ArialMT" fo:color="#000000" fo:font-size="10.5pt" style:font-size-asian="10.5pt" style:font-size-complex="10.5pt"/>
    </style:style>
    <style:style style:name="P141" style:parent-style-name="Normal" style:family="paragraph">
      <style:paragraph-properties style:text-autospace="none" fo:margin-bottom="0in" fo:line-height="100%"/>
      <style:text-properties style:font-name="ArialMT" style:font-name-complex="ArialMT" fo:color="#000000" fo:font-size="10.5pt" style:font-size-asian="10.5pt" style:font-size-complex="10.5pt"/>
    </style:style>
    <style:style style:name="P142" style:parent-style-name="Normal" style:family="paragraph">
      <style:paragraph-properties style:text-autospace="none" fo:margin-bottom="0in" fo:line-height="100%"/>
      <style:text-properties style:font-name="ArialMT" style:font-name-complex="ArialMT" fo:color="#000000" fo:font-size="10.5pt" style:font-size-asian="10.5pt" style:font-size-complex="10.5pt"/>
    </style:style>
    <style:style style:name="P143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333333" fo:font-size="10.5pt" style:font-size-asian="10.5pt" style:font-size-complex="10.5pt"/>
    </style:style>
    <style:style style:name="P144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45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46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47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48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49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50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333333" fo:font-size="10.5pt" style:font-size-asian="10.5pt" style:font-size-complex="10.5pt"/>
    </style:style>
    <style:style style:name="P151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52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53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54" style:parent-style-name="Normal" style:family="paragraph">
      <style:paragraph-properties style:text-autospace="none" fo:margin-bottom="0in" fo:line-height="100%"/>
    </style:style>
    <style:style style:name="T155" style:parent-style-name="Policepardéfaut" style:family="text">
      <style:text-properties style:font-name="ArialMT" style:font-name-complex="ArialMT" fo:color="#333333" fo:font-size="19.5pt" style:font-size-asian="19.5pt" style:font-size-complex="19.5pt"/>
    </style:style>
    <style:style style:name="T156" style:parent-style-name="Policepardéfaut" style:family="text">
      <style:text-properties style:font-name="ArialMT" style:font-name-complex="ArialMT" fo:color="#F90704" fo:font-size="19.5pt" style:font-size-asian="19.5pt" style:font-size-complex="19.5pt"/>
    </style:style>
    <style:style style:name="P157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333333" fo:font-size="10.5pt" style:font-size-asian="10.5pt" style:font-size-complex="10.5pt"/>
    </style:style>
    <style:style style:name="P158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59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60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61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333333" fo:font-size="10.5pt" style:font-size-asian="10.5pt" style:font-size-complex="10.5pt"/>
    </style:style>
    <style:style style:name="P162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63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64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65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66" style:parent-style-name="Normal" style:family="paragraph">
      <style:paragraph-properties style:text-autospace="none" fo:margin-bottom="0in" fo:line-height="100%"/>
    </style:style>
    <style:style style:name="T167" style:parent-style-name="Policepardéfaut" style:family="text">
      <style:text-properties style:font-name="ArialMT" style:font-name-complex="ArialMT" fo:color="#333333" fo:font-size="19.5pt" style:font-size-asian="19.5pt" style:font-size-complex="19.5pt"/>
    </style:style>
    <style:style style:name="T168" style:parent-style-name="Policepardéfaut" style:family="text">
      <style:text-properties style:font-name="ArialMT" style:font-name-complex="ArialMT" fo:color="#F90704" fo:font-size="19.5pt" style:font-size-asian="19.5pt" style:font-size-complex="19.5pt"/>
    </style:style>
    <style:style style:name="P169" style:parent-style-name="Normal" style:family="paragraph">
      <style:paragraph-properties style:text-autospace="none" fo:margin-bottom="0in" fo:line-height="100%"/>
      <style:text-properties style:font-name="ArialMT" style:font-name-complex="ArialMT" fo:color="#F90704" fo:font-size="19.5pt" style:font-size-asian="19.5pt" style:font-size-complex="19.5pt"/>
    </style:style>
    <style:style style:name="P170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333333" fo:font-size="10.5pt" style:font-size-asian="10.5pt" style:font-size-complex="10.5pt"/>
    </style:style>
    <style:style style:name="P171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72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73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74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75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76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77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78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79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80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81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82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333333" fo:font-size="10.5pt" style:font-size-asian="10.5pt" style:font-size-complex="10.5pt"/>
    </style:style>
    <style:style style:name="P183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84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85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86" style:parent-style-name="Normal" style:family="paragraph">
      <style:paragraph-properties style:text-autospace="none" fo:margin-bottom="0in" fo:line-height="100%"/>
    </style:style>
    <style:style style:name="T187" style:parent-style-name="Policepardéfaut" style:family="text">
      <style:text-properties style:font-name="ArialMT" style:font-name-complex="ArialMT" fo:color="#333333" fo:font-size="19.5pt" style:font-size-asian="19.5pt" style:font-size-complex="19.5pt"/>
    </style:style>
    <style:style style:name="T188" style:parent-style-name="Policepardéfaut" style:family="text">
      <style:text-properties style:font-name="ArialMT" style:font-name-complex="ArialMT" fo:color="#F90704" fo:font-size="19.5pt" style:font-size-asian="19.5pt" style:font-size-complex="19.5pt"/>
    </style:style>
    <style:style style:name="P189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333333" fo:font-size="10.5pt" style:font-size-asian="10.5pt" style:font-size-complex="10.5pt"/>
    </style:style>
    <style:style style:name="P190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91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92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93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194" style:parent-style-name="Normal" style:family="paragraph">
      <style:paragraph-properties style:text-autospace="none" fo:margin-bottom="0in" fo:line-height="100%"/>
    </style:style>
    <style:style style:name="T195" style:parent-style-name="Policepardéfaut" style:family="text">
      <style:text-properties style:font-name="ArialMT" style:font-name-complex="ArialMT" fo:color="#333333" fo:font-size="19.5pt" style:font-size-asian="19.5pt" style:font-size-complex="19.5pt"/>
    </style:style>
    <style:style style:name="T196" style:parent-style-name="Policepardéfaut" style:family="text">
      <style:text-properties style:font-name="ArialMT" style:font-name-complex="ArialMT" fo:color="#F90704" fo:font-size="19.5pt" style:font-size-asian="19.5pt" style:font-size-complex="19.5pt"/>
    </style:style>
    <style:style style:name="P197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333333" fo:font-size="10.5pt" style:font-size-asian="10.5pt" style:font-size-complex="10.5pt"/>
    </style:style>
    <style:style style:name="P198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333333" fo:font-size="10.5pt" style:font-size-asian="10.5pt" style:font-size-complex="10.5pt"/>
    </style:style>
    <style:style style:name="P199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333333" fo:font-size="10.5pt" style:font-size-asian="10.5pt" style:font-size-complex="10.5pt"/>
    </style:style>
    <style:style style:name="P200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201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202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203" style:parent-style-name="Normal" style:family="paragraph">
      <style:paragraph-properties style:text-autospace="none" fo:margin-bottom="0in" fo:line-height="100%"/>
    </style:style>
    <style:style style:name="T204" style:parent-style-name="Policepardéfaut" style:family="text">
      <style:text-properties style:font-name="ArialMT" style:font-name-complex="ArialMT" fo:color="#333333" fo:font-size="19.5pt" style:font-size-asian="19.5pt" style:font-size-complex="19.5pt"/>
    </style:style>
    <style:style style:name="T205" style:parent-style-name="Policepardéfaut" style:family="text">
      <style:text-properties style:font-name="ArialMT" style:font-name-complex="ArialMT" fo:color="#F90704" fo:font-size="19.5pt" style:font-size-asian="19.5pt" style:font-size-complex="19.5pt"/>
    </style:style>
    <style:style style:name="P206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333333" fo:font-size="10.5pt" style:font-size-asian="10.5pt" style:font-size-complex="10.5pt"/>
    </style:style>
    <style:style style:name="P207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208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209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210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211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212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213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214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215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216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217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218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219" style:parent-style-name="Normal" style:family="paragraph">
      <style:paragraph-properties style:text-autospace="none" fo:margin-bottom="0in" fo:line-height="100%"/>
      <style:text-properties style:font-name="ArialMT" style:font-name-complex="ArialMT" fo:color="#333333" fo:font-size="10.5pt" style:font-size-asian="10.5pt" style:font-size-complex="10.5pt"/>
    </style:style>
    <style:style style:name="P220" style:parent-style-name="Normal" style:family="paragraph">
      <style:paragraph-properties style:text-autospace="none" fo:margin-bottom="0in" fo:line-height="100%"/>
    </style:style>
    <style:style style:name="T221" style:parent-style-name="Policepardéfaut" style:family="text">
      <style:text-properties style:font-name="ArialMT" style:font-name-complex="ArialMT" fo:color="#333333" fo:font-size="19.5pt" style:font-size-asian="19.5pt" style:font-size-complex="19.5pt"/>
    </style:style>
    <style:style style:name="T222" style:parent-style-name="Policepardéfaut" style:family="text">
      <style:text-properties style:font-name="ArialMT" style:font-name-complex="ArialMT" fo:color="#F90704" fo:font-size="19.5pt" style:font-size-asian="19.5pt" style:font-size-complex="19.5pt"/>
    </style:style>
    <style:style style:name="P223" style:parent-style-name="Normal" style:family="paragraph">
      <style:paragraph-properties style:text-autospace="none" fo:margin-bottom="0in" fo:line-height="100%"/>
      <style:text-properties style:font-name="Arial-BoldMT" style:font-name-complex="Arial-BoldMT" fo:font-weight="bold" style:font-weight-asian="bold" style:font-weight-complex="bold" fo:color="#000000"/>
    </style:style>
    <style:style style:name="P224" style:parent-style-name="Normal" style:family="paragraph">
      <style:paragraph-properties style:text-autospace="none" fo:margin-bottom="0in" fo:line-height="100%"/>
      <style:text-properties style:font-name="ArialMT" style:font-name-complex="ArialMT" fo:color="#000000"/>
    </style:style>
    <style:style style:name="P225" style:parent-style-name="Normal" style:family="paragraph">
      <style:paragraph-properties style:text-autospace="none" fo:margin-bottom="0in" fo:line-height="100%"/>
      <style:text-properties style:font-name="ArialMT" style:font-name-complex="ArialMT" fo:color="#000000"/>
    </style:style>
    <style:style style:name="P226" style:parent-style-name="Normal" style:family="paragraph">
      <style:paragraph-properties style:text-autospace="none" fo:margin-bottom="0in" fo:line-height="100%"/>
      <style:text-properties style:font-name="ArialMT" style:font-name-complex="ArialMT" fo:color="#000000"/>
    </style:style>
    <style:style style:name="T227" style:parent-style-name="Policepardéfaut" style:family="text">
      <style:text-properties style:font-name="ArialMT" style:font-name-complex="ArialMT" fo:color="#000000"/>
    </style:style>
  </office:automatic-styles>
  <office:body>
    <office:text text:use-soft-page-breaks="true">
      <text:p text:style-name="P1">POLITIQUE DE</text:p>
      <text:p text:style-name="P2">CONFIDENTIALITÉ</text:p>
      <text:p text:style-name="P3"/>
      <text:p text:style-name="P4"/>
      <text:p text:style-name="P5">DONNÉES PERSONNELLES</text:p>
      <text:p text:style-name="P6">Définitions</text:p>
      <text:p text:style-name="P7"/>
      <text:p text:style-name="P8"><text:span text:style-name="T9">L'Éditeur<text:s/></text:span><text:span text:style-name="T10">: La personne, physique ou morale, qui édite les services de communication au public</text:span></text:p>
      <text:p text:style-name="P11">en ligne.</text:p>
      <text:p text:style-name="P12"><text:span text:style-name="T13">Le Site<text:s/></text:span><text:span text:style-name="T14">: L'ensemble des sites, pages Internet et services en ligne proposés par l'Éditeur.</text:span></text:p>
      <text:p text:style-name="P15"><text:span text:style-name="T16">L'Utilisateur<text:s/></text:span><text:span text:style-name="T17">: La personne utilisant le Site et les services.</text:span></text:p>
      <text:p text:style-name="P18"/>
      <text:p text:style-name="P19">1- Nature des données collectées</text:p>
      <text:p text:style-name="P20">Dans le cadre de l'utilisation des Sites, l'Éditeur est susceptible de collecter les catégories</text:p>
      <text:p text:style-name="P21">de données suivantes concernant ses Utilisateurs :</text:p>
      <text:p text:style-name="P22">Données d'état-civil, d'identité, d'identification...</text:p>
      <text:p text:style-name="P23">Données de connexion (adresses IP, journaux d'événements...)</text:p>
      <text:p text:style-name="P24"/>
      <text:p text:style-name="P25"/>
      <text:p text:style-name="P26">2- Communication des données personnelles à des</text:p>
      <text:p text:style-name="P27">tiers</text:p>
      <text:p text:style-name="P28">Pas de communication à des tiers</text:p>
      <text:p text:style-name="P29">Vos données ne font l'objet d'aucune communication à des tiers. Vous êtes toutefois informés</text:p>
      <text:p text:style-name="P30">qu'elles pourront être divulguées en application d'une loi, d'un règlement ou en vertu d'une</text:p>
      <text:p text:style-name="P31">décision d'une autorité réglementaire ou judiciaire compétente.</text:p>
      <text:p text:style-name="P32"/>
      <text:p text:style-name="P33"/>
      <text:p text:style-name="P34"><text:span text:style-name="T35">3</text:span><text:span text:style-name="T36">- Information préalable pour la communication des</text:span></text:p>
      <text:p text:style-name="P37">données personnelles à des tiers en cas de fusion /</text:p>
      <text:p text:style-name="P38">absorption</text:p>
      <text:p text:style-name="P39">Collecte de l’opt-in (consentement) préalable à la transmission des données suite à une</text:p>
      <text:p text:style-name="P40">fusion / acquisition</text:p>
      <text:p text:style-name="P41">Dans le cas où nous prendrions part à une opération de fusion, d’acquisition ou à toute autre</text:p>
      <text:p text:style-name="P42">forme de cession d’actifs, nous nous engageons à obtenir votre consentement préalable à la</text:p>
      <text:p text:style-name="P43">transmission de vos données personnelles et à maintenir le niveau de confidentialité de vos</text:p>
      <text:p text:style-name="P44">données personnelles auquel vous avez consenti.</text:p>
      <text:p text:style-name="P45"/>
      <text:p text:style-name="P46"/>
      <text:p text:style-name="P47"><text:span text:style-name="T48">4</text:span><text:span text:style-name="T49">- Agrégation des données</text:span></text:p>
      <text:p text:style-name="P50">Agrégation avec des données non personnelles</text:p>
      <text:p text:style-name="P51">Nous pouvons publier, divulguer et utiliser les informations agrégées (informations relatives à</text:p>
      <text:p text:style-name="P52">tous nos Utilisateurs ou à des groupes ou catégories spécifiques d'Utilisateurs que nous</text:p>
      <text:p text:style-name="P53">combinons de manière à ce qu'un Utilisateur individuel ne puisse plus être identifié ou</text:p>
      <text:p text:style-name="P54">mentionné) et les informations non personnelles à des fins d'analyse du secteur et du marché,</text:p>
      <text:p text:style-name="P55">de profilage démographique, à des fins promotionnelles et publicitaires et à d'autres fins</text:p>
      <text:p text:style-name="P56">commerciales.</text:p>
      <text:p text:style-name="P57">Agrégation avec des données personnelles disponibles sur les comptes sociaux de</text:p>
      <text:p text:style-name="P58">l'Utilisateur</text:p>
      <text:p text:style-name="P59">Si vous connectez votre compte à un compte d’un autre service afin de faire des envois croisés,</text:p>
      <text:p text:style-name="P60">ledit service pourra nous communiquer vos informations de profil, de connexion, ainsi que toute</text:p>
      <text:p text:style-name="P61">autre information dont vous avez autorisé la divulgation. Nous pouvons agréger les informations</text:p>
      <text:p text:style-name="P62">relatives à tous nos autres Utilisateurs, groupes, comptes, aux données personnelles disponibles</text:p>
      <text:p text:style-name="P63">sur l’Utilisateur.</text:p>
      <text:p text:style-name="P64"/>
      <text:p text:style-name="P65"/>
      <text:p text:style-name="P66"><text:span text:style-name="T67">5</text:span><text:span text:style-name="T68">- Collecte des données d'identité</text:span></text:p>
      <text:p text:style-name="P69">Inscription et identification préalable pour la fourniture du service</text:p>
      <text:p text:style-name="P70">L’utilisation du Site nécessite une inscription et une identification préalable. Vos données</text:p>
      <text:p text:style-name="P71">nominatives (nom, prénom, adresse postale, e-mail, numéro de téléphone,...) sont utilisées pour</text:p>
      <text:p text:style-name="P72">exécuter nos obligations légales résultant de la livraison des produits et / ou des services, en</text:p>
      <text:p text:style-name="P73">vertu du Contrat de licence utilisateur final, de la Limite de garantie, le cas échéant, ou de toute</text:p>
      <text:p text:style-name="P74">autre condition applicable. Vous ne fournirez pas de fausses informations nominatives et ne</text:p>
      <text:p text:style-name="P75">créerez pas de compte pour une autre personne sans son autorisation. Vos coordonnées</text:p>
      <text:p text:style-name="P76">devront toujours être exactes et à jour.</text:p>
      <text:p text:style-name="P77"/>
      <text:p text:style-name="P78"/>
      <text:p text:style-name="P79"><text:span text:style-name="T80">6</text:span><text:span text:style-name="T81">- Collecte des données d'identification</text:span></text:p>
      <text:p text:style-name="P82">Utilisation de l'identifiant de l’utilisateur uniquement pour l’accès aux services</text:p>
      <text:p text:style-name="P83">Nous utilisons vos identifiants électroniques seulement pour et pendant l'exécution du contrat.</text:p>
      <text:p text:style-name="P84"/>
      <text:p text:style-name="P85"/>
      <text:p text:style-name="P86"><text:span text:style-name="T87">7</text:span><text:span text:style-name="T88">- Collecte des données du terminal</text:span></text:p>
      <text:p text:style-name="P89">Aucune collecte des données techniques</text:p>
      <text:p text:style-name="P90">Nous ne collectons et ne conservons aucune donnée technique de votre appareil (adresse IP,</text:p>
      <text:p text:style-name="P91">fournisseur d'accès à Internet...).</text:p>
      <text:p text:style-name="P92"/>
      <text:p text:style-name="P93"><text:span text:style-name="T94">8</text:span><text:span text:style-name="T95">- Cookies</text:span></text:p>
      <text:p text:style-name="P96">Durée de conservation des cookies</text:p>
      <text:p text:style-name="P97">Conformément aux recommandations de la CNIL, la durée maximale de conservation des</text:p>
      <text:p text:style-name="P98">cookies est de 13 mois au maximum après leur premier dépôt dans le terminal de l'Utilisateur,</text:p>
      <text:p text:style-name="P99">tout comme la durée de la validité du consentement de l’Utilisateur à l’utilisation de ces cookies.</text:p>
      <text:p text:style-name="P100">La durée de vie des cookies n’est pas prolongée à chaque visite. Le consentement de</text:p>
      <text:p text:style-name="P101">l’Utilisateur devra donc être renouvelé à l'issue de ce délai.</text:p>
      <text:p text:style-name="P102">Finalité cookies</text:p>
      <text:p text:style-name="P103">Les cookies peuvent être utilisés pour des fins statistiques notamment pour optimiser les</text:p>
      <text:p text:style-name="P104">services rendus à l'Utilisateur, à partir du traitement des informations concernant la fréquence</text:p>
      <text:p text:style-name="P105">d'accès, la personnalisation des pages ainsi que les opérations réalisées et les informations</text:p>
      <text:p text:style-name="P106">consultées.</text:p>
      <text:p text:style-name="P107">Vous êtes informé que l'Éditeur est susceptible de déposer des cookies sur votre terminal. Le</text:p>
      <text:p text:style-name="P108">cookie enregistre des informations relatives à la navigation sur le service (les pages que vous</text:p>
      <text:p text:style-name="P109">avez consultées, la date et l'heure de la consultation...) que nous pourrons lire lors de vos visites</text:p>
      <text:p text:style-name="P110">ultérieures.</text:p>
      <text:p text:style-name="P111">Droit de l'Utilisateur de refuser les cookies, la désactivation entraînant un</text:p>
      <text:p text:style-name="P112">fonctionnement dégradé du service</text:p>
      <text:p text:style-name="P113">Vous reconnaissez avoir été informé que l'Éditeur peut avoir recours à des cookies, et l'y</text:p>
      <text:p text:style-name="P114">autorisez. Si vous ne souhaitez pas que des cookies soient utilisés sur votre terminal, la</text:p>
      <text:p text:style-name="P115">plupart des navigateurs vous permettent de désactiver les cookies en passant par les</text:p>
      <text:p text:style-name="P116">options de réglage. Toutefois, vous êtes informé que certains services sont susceptibles de</text:p>
      <text:p text:style-name="P117">ne plus fonctionner correctement.</text:p>
      <text:p text:style-name="P118">Association possible des cookies avec des données personnelles pour permettre le</text:p>
      <text:p text:style-name="P119">fonctionnement du service</text:p>
      <text:p text:style-name="P120">L'Éditeur peut être amenée à recueillir des informations de navigation via l'utilisation de</text:p>
      <text:p text:style-name="P121">cookies.</text:p>
      <text:p text:style-name="P122"><text:span text:style-name="T123">9<text:s/></text:span><text:span text:style-name="T124">- Conservation des données techniques</text:span></text:p>
      <text:p text:style-name="P125">Durée de conservation des données techniques</text:p>
      <text:p text:style-name="P126">Les données techniques sont conservées pour la durée strictement nécessaire à la réalisation</text:p>
      <text:p text:style-name="P127">des finalités visées ci-avant.</text:p>
      <text:p text:style-name="P128"><text:span text:style-name="T129">10</text:span><text:span text:style-name="T130">- Délai de conservation des données</text:span></text:p>
      <text:p text:style-name="P131">personnelles et d'anonymisation</text:p>
      <text:p text:style-name="P132">Conservation des données pendant la durée de la relation contractuelle</text:p>
      <text:p text:style-name="P133">Conformément à l'article 6-5° de la loi n°78-17 du 6 janvier 1978 relative à l'informatique, aux</text:p>
      <text:p text:style-name="P134">fichiers et aux libertés, les données à caractère personnel faisant l'objet d'un traitement ne sont</text:p>
      <text:p text:style-name="P135">pas conservées au-delà du temps nécessaire à l'exécution des obligations définies lors de la</text:p>
      <text:p text:style-name="P136">conclusion du contrat ou de la durée prédéfinie de la relation contractuelle.</text:p>
      <text:p text:style-name="P137">Conservation des données anonymisées au delà de la relation contractuelle / après la</text:p>
      <text:p text:style-name="P138">suppression du compte</text:p>
      <text:p text:style-name="P139">Nous conservons les données personnelles pour la durée strictement nécessaire à la réalisation</text:p>
      <text:p text:style-name="P140">des finalités décrites dans les présentes Politiques de confidentialité. Au-delà de cette durée,</text:p>
      <text:p text:style-name="P141">elles seront anonymisées et conservées à des fins exclusivement statistiques et ne donneront</text:p>
      <text:p text:style-name="P142">lieu à aucune exploitation, de quelque nature que ce soit.</text:p>
      <text:p text:style-name="P143">Suppression des données après suppression du compte</text:p>
      <text:p text:style-name="P144">Des moyens de purge de données sont mis en place afin d'en prévoir la suppression effective</text:p>
      <text:p text:style-name="P145">dès lors que la durée de conservation ou d'archivage nécessaire à l'accomplissement des</text:p>
      <text:p text:style-name="P146">finalités déterminées ou imposées est atteinte. Conformément à la loi n°78-17 du 6 janvier 1978</text:p>
      <text:p text:style-name="P147">relative à l'informatique, aux fichiers et aux libertés, vous disposez par ailleurs d'un droit de</text:p>
      <text:p text:style-name="P148">suppression sur vos données que vous pouvez exercer à tout moment en prenant contact avec</text:p>
      <text:p text:style-name="P149">l'Éditeur.</text:p>
      <text:p text:style-name="P150">Suppression des données après 3 ans d'inactivité</text:p>
      <text:p text:style-name="P151">Pour des raisons de sécurité, si vous ne vous êtes pas authentifié sur le Site pendant une</text:p>
      <text:p text:style-name="P152">période de trois ans, vous recevrez un e-mail vous invitant à vous connecter dans les plus brefs</text:p>
      <text:p text:style-name="P153">délais, sans quoi vos données seront supprimées de nos bases de données.</text:p>
      <text:p text:style-name="P154"><text:span text:style-name="T155">11</text:span><text:span text:style-name="T156">- Suppression du compte</text:span></text:p>
      <text:p text:style-name="P157">Suppression du compte à la demande</text:p>
      <text:p text:style-name="P158">L'Utilisateur a la possibilité de supprimer son Compte à tout moment, par simple demande à</text:p>
      <text:p text:style-name="P159">l'Éditeur OU par le menu de suppression de Compte présent dans les paramètres du Compte le</text:p>
      <text:p text:style-name="P160">cas échéant.</text:p>
      <text:p text:style-name="P161">Suppression du compte en cas de violation de la Politique de Confidentialité</text:p>
      <text:p text:style-name="P162">En cas de violation d'une ou de plusieurs dispositions de la Politique de Confidentialité ou de tout</text:p>
      <text:p text:style-name="P163">autre document incorporé aux présentes par référence, l'Éditeur se réserve le droit de mettre fin</text:p>
      <text:p text:style-name="P164">ou restreindre sans aucun avertissement préalable et à sa seule discrétion, votre usage et accès</text:p>
      <text:p text:style-name="P165">aux services, à votre compte et à tous les Sites.</text:p>
      <text:p text:style-name="P166"><text:span text:style-name="T167">12</text:span><text:span text:style-name="T168">- Indications en cas de faille de sécurité décelée</text:span></text:p>
      <text:p text:style-name="P169">par l'Éditeur</text:p>
      <text:p text:style-name="P170">Information de l'Utilisateur en cas de faille de sécurité</text:p>
      <text:p text:style-name="P171">Nous nous engageons à mettre en oeuvre toutes les mesures techniques et organisationnelles</text:p>
      <text:p text:style-name="P172">appropriées afin de garantir un niveau de sécurité adapté au regard des risques d'accès</text:p>
      <text:p text:style-name="P173">accidentels, non autorisés ou illégaux, de divulgation, d'altération, de perte ou encore de</text:p>
      <text:p text:style-name="P174">destruction des données personnelles vous concernant. Dans l'éventualité où nous prendrions</text:p>
      <text:p text:style-name="P175">connaissance d'un accès illégal aux données personnelles vous concernant stockées sur nos</text:p>
      <text:p text:style-name="P176">serveurs ou ceux de nos prestataires, ou d'un accès non autorisé ayant pour conséquence la</text:p>
      <text:p text:style-name="P177">réalisation des risques identifiés ci-dessus, nous nous engageons à :</text:p>
      <text:p text:style-name="P178">Vous notifier l'incident dans les plus brefs délais ;</text:p>
      <text:p text:style-name="P179">Examiner les causes de l'incident et vous en informer ;</text:p>
      <text:p text:style-name="P180">Prendre les mesures nécessaires dans la limite du raisonnable afin d'amoindrir les effets négatifs</text:p>
      <text:p text:style-name="P181">et préjudices pouvant résulter dudit incident.</text:p>
      <text:p text:style-name="P182">Limitation de la responsabilité</text:p>
      <text:p text:style-name="P183">En aucun cas les engagements définis au point ci-dessus relatifs à la notification en cas de faille</text:p>
      <text:p text:style-name="P184">de sécurité ne peuvent être assimilés à une quelconque reconnaissance de faute ou de</text:p>
      <text:p text:style-name="P185">responsabilité quant à la survenance de l'incident en question.</text:p>
      <text:p text:style-name="P186"><text:span text:style-name="T187">13</text:span><text:span text:style-name="T188">- Transfert des données personnelles à l'étranger</text:span></text:p>
      <text:p text:style-name="P189">Pas de transfert en dehors de l'Union européenne</text:p>
      <text:p text:style-name="P190">L'Éditeur s'engage à ne pas transférer les données personnelles de ses Utilisateurs en dehors</text:p>
      <text:p text:style-name="P191">de l'Union européenne.</text:p>
      <text:p text:style-name="P192">https://www.cnil.fr/fr/la-protection-des-donnees-dans-le-mondehttps://www.cnil.fr/fr/la-protectiondes-</text:p>
      <text:p text:style-name="P193">donnees-dans-le-monde</text:p>
      <text:p text:style-name="P194"><text:span text:style-name="T195">14</text:span><text:span text:style-name="T196">- Modification de la politique de confidentialité</text:span></text:p>
      <text:p text:style-name="P197">En cas de modification de la présente Politique de Confidentialité, engagement de ne pas</text:p>
      <text:p text:style-name="P198">baisser le niveau de confidentialité de manière substantielle sans l'information préalable</text:p>
      <text:p text:style-name="P199">des personnes concernées</text:p>
      <text:p text:style-name="P200">Nous nous engageons à vous informer en cas de modification substantielle de la présente</text:p>
      <text:p text:style-name="P201">Politique de Confidentialité, et à ne pas baisser le niveau de confidentialité de vos données de</text:p>
      <text:p text:style-name="P202">manière substantielle sans vous en informer et obtenir votre consentement.</text:p>
      <text:p text:style-name="P203"><text:span text:style-name="T204">15</text:span><text:span text:style-name="T205">- Droit applicable et modalités de recours</text:span></text:p>
      <text:p text:style-name="P206">Application du droit français (législation CNIL) et compétence des tribunaux</text:p>
      <text:p text:style-name="P207">La présente Politique de Confidentialité et votre utilisation du Site sont régies et interprétées</text:p>
      <text:p text:style-name="P208">conformément aux lois de France, et notamment à la Loi n° 78-17 du 6 janvier 1978 relative à</text:p>
      <text:p text:style-name="P209">l'informatique, aux fichiers et aux libertés. Le choix de la loi applicable ne porte pas atteinte à vos</text:p>
      <text:p text:style-name="P210">droits en tant que consommateur conformément à la loi applicable de votre lieu de résidence. Si</text:p>
      <text:p text:style-name="P211">vous êtes un consommateur, vous et nous acceptons de se soumettre à la compétence nonexclusive</text:p>
      <text:p text:style-name="P212">des juridictions françaises, ce qui signifie que vous pouvez engager une action relative</text:p>
      <text:p text:style-name="P213">à la présente Politique de Confidentialité en France ou dans le pays de l'UE dans lequel vous</text:p>
      <text:p text:style-name="P214">vivez. Si vous êtes un professionnel, toutes les actions à notre encontre doivent être engagées</text:p>
      <text:p text:style-name="P215">devant une juridiction en France.</text:p>
      <text:p text:style-name="P216">En cas de litige, les parties chercheront une solution amiable avant toute action judiciaire. En cas</text:p>
      <text:p text:style-name="P217">d'échec de ces tentatives, toutes contestations à la validité, l'interprétation et / ou l'exécution de</text:p>
      <text:p text:style-name="P218">la Politique de Confidentialité devront être portées même en cas de pluralité des défendeurs ou</text:p>
      <text:p text:style-name="P219">d'appel en garantie, devant les tribunaux français.</text:p>
      <text:p text:style-name="P220"><text:span text:style-name="T221">16</text:span><text:span text:style-name="T222">- Portabilité des données</text:span></text:p>
      <text:p text:style-name="P223">Portabilité des données</text:p>
      <text:p text:style-name="P224">L'Éditeur s'engage à vous offrir la possibilité de vous faire restituer l'ensemble des données</text:p>
      <text:p text:style-name="P225">vous concernant sur simple demande. L'Utilisateur se voit ainsi garantir une meilleure</text:p>
      <text:p text:style-name="P226">maîtrise de ses données, et garde la possibilité de les réutiliser. Ces données devront être</text:p>
      <text:p text:style-name="Normal"><text:span text:style-name="T227">fournies dans un format ouvert et aisément réutilisabl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MT" svg:font-family="ArialMT" style:font-family-generic="swiss" svg:panose-1="0 0 0 0 0 0 0 0 0 0"/>
    <style:font-face style:name="Arial-BoldMT" svg:font-family="Arial-BoldMT" style:font-family-generic="swiss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icolas.honnart@dbmail.com</meta:initial-creator>
    <dc:creator>nicolas.honnart@dbmail.com</dc:creator>
    <meta:creation-date>2022-01-22T18:54:00Z</meta:creation-date>
    <dc:date>2022-02-01T23:04:00Z</dc:date>
    <meta:template xlink:href="Normal" xlink:type="simple"/>
    <meta:editing-cycles>2</meta:editing-cycles>
    <meta:editing-duration>PT879000S</meta:editing-duration>
    <meta:document-statistic meta:page-count="1" meta:paragraph-count="23" meta:word-count="1841" meta:character-count="11944" meta:row-count="84" meta:non-whitespace-character-count="10126"/>
  </office:meta>
</office:document-meta>
</file>